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0b9c4" officeooo:paragraph-rsid="0010b9c4"/>
    </style:style>
    <style:style style:name="P2" style:family="paragraph" style:parent-style-name="Standard">
      <style:text-properties officeooo:paragraph-rsid="0014d178"/>
    </style:style>
    <style:style style:name="P3" style:family="paragraph" style:parent-style-name="Standard">
      <style:paragraph-properties fo:text-align="start" style:justify-single-word="false"/>
      <style:text-properties officeooo:paragraph-rsid="0014d178"/>
    </style:style>
    <style:style style:name="P4" style:family="paragraph" style:parent-style-name="Text_20_body">
      <style:text-properties officeooo:rsid="00136ff5" officeooo:paragraph-rsid="00136ff5"/>
    </style:style>
    <style:style style:name="P5" style:family="paragraph" style:parent-style-name="Text_20_body">
      <style:text-properties officeooo:paragraph-rsid="00136ff5"/>
    </style:style>
    <style:style style:name="P6" style:family="paragraph" style:parent-style-name="Text_20_body">
      <style:text-properties officeooo:rsid="0014d178" officeooo:paragraph-rsid="0014d178"/>
    </style:style>
    <style:style style:name="P7" style:family="paragraph" style:parent-style-name="Text_20_body">
      <style:text-properties fo:font-size="12pt" officeooo:rsid="00136ff5" officeooo:paragraph-rsid="00136ff5" style:font-size-asian="12pt" style:font-size-complex="12pt"/>
    </style:style>
    <style:style style:name="P8" style:family="paragraph" style:parent-style-name="Text_20_body">
      <style:text-properties fo:font-size="12pt" officeooo:rsid="0014d178" officeooo:paragraph-rsid="0014d178" style:font-size-asian="12pt" style:font-size-complex="12pt"/>
    </style:style>
    <style:style style:name="P9" style:family="paragraph" style:parent-style-name="Text_20_body">
      <style:text-properties fo:font-size="12pt" fo:font-weight="bold" officeooo:rsid="0014d178" officeooo:paragraph-rsid="0014d178" style:font-size-asian="12pt" style:font-weight-asian="bold" style:font-size-complex="12pt"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Standard">
      <style:text-properties officeooo:paragraph-rsid="0014d178"/>
    </style:style>
    <style:style style:name="P12" style:family="paragraph" style:parent-style-name="Heading_20_1">
      <style:paragraph-properties fo:break-before="page"/>
      <style:text-properties officeooo:rsid="00136ff5" officeooo:paragraph-rsid="00136ff5"/>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text-properties fo:font-size="12pt" fo:font-weight="bold" officeooo:rsid="0014d178" officeooo:paragraph-rsid="0014d178" style:font-size-asian="12pt" style:font-weight-asian="bold" style:font-size-complex="12pt" style:font-weight-complex="bold"/>
    </style:style>
    <style:style style:name="P26" style:family="paragraph" style:parent-style-name="Text_20_body" style:list-style-name="L1">
      <style:paragraph-properties fo:margin-top="0in" fo:margin-bottom="0in" loext:contextual-spacing="false"/>
    </style:style>
    <style:style style:name="P27" style:family="paragraph" style:parent-style-name="Text_20_body" style:list-style-name="L3">
      <style:paragraph-properties fo:margin-top="0in" fo:margin-bottom="0in" loext:contextual-spacing="false"/>
    </style:style>
    <style:style style:name="P28" style:family="paragraph" style:parent-style-name="Text_20_body" style:list-style-name="L6">
      <style:paragraph-properties fo:margin-top="0in" fo:margin-bottom="0in" loext:contextual-spacing="false"/>
    </style:style>
    <style:style style:name="P29" style:family="paragraph" style:parent-style-name="Text_20_body" style:list-style-name="L7">
      <style:paragraph-properties fo:margin-top="0in" fo:margin-bottom="0in" loext:contextual-spacing="false"/>
    </style:style>
    <style:style style:name="P30" style:family="paragraph" style:parent-style-name="Text_20_body" style:list-style-name="L8">
      <style:paragraph-properties fo:margin-top="0in" fo:margin-bottom="0in" loext:contextual-spacing="false"/>
    </style:style>
    <style:style style:name="P31" style:family="paragraph" style:parent-style-name="Text_20_body" style:list-style-name="L9">
      <style:paragraph-properties fo:margin-top="0in" fo:margin-bottom="0in" loext:contextual-spacing="false"/>
    </style:style>
    <style:style style:name="P32" style:family="paragraph" style:parent-style-name="Text_20_body" style:list-style-name="L12">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bold" officeooo:rsid="0014d178"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officeooo:rsid="0014d178" style:font-size-asian="12pt" style:font-weight-asian="bold" style:font-size-complex="12pt" style:font-weight-complex="bold"/>
    </style:style>
    <style:style style:name="T6" style:family="text">
      <style:text-properties style:font-name="Abyssinica SIL"/>
    </style:style>
    <style:style style:name="T7" style:family="text">
      <style:text-properties style:font-name="Abyssinica SIL" fo:font-size="12pt" fo:font-weight="bold" officeooo:rsid="0014d178" style:font-size-asian="12pt" style:font-weight-asian="bold" style:font-size-complex="12pt" style:font-weight-complex="bold"/>
    </style:style>
    <style:style style:name="T8" style:family="text">
      <style:text-properties style:font-name="Abyssinica SIL" fo:font-size="12pt" fo:font-weight="normal" officeooo:rsid="0014d178" style:font-size-asian="12pt" style:font-weight-asian="normal" style:font-size-complex="12pt" style:font-weight-complex="normal"/>
    </style:style>
    <style:style style:name="T9" style:family="text">
      <style:text-properties officeooo:rsid="00164fb9"/>
    </style:style>
    <style:style style:name="T10" style:family="text">
      <style:text-properties fo:color="#000000"/>
    </style:style>
    <style:style style:name="T11" style:family="text">
      <style:text-properties fo:color="#000000" officeooo:rsid="0020f3e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Review exam topics</text:h>
      <text:p text:style-name="Text_20_body"><text:span text:style-name="Strong_20_Emphasis">Handling date, time, text, numeric and boolean values</text:span></text:p>
      <text:list xml:id="list2824006353" text:style-name="L1">
        <text:list-item>
          <text:p text:style-name="P26">Use primitives and wrapper classes including Math API, parentheses, type promotion, and casting to evaluate arithmetic and boolean expressions </text:p>
        </text:list-item>
        <text:list-item>
          <text:p text:style-name="P26">Manipulate text, including text blocks, using String and StringBuilder classes </text:p>
        </text:list-item>
        <text:list-item>
          <text:p text:style-name="P13">Manipulate date, time, duration, period, instant and time-zone objects using Date-Time API </text:p>
        </text:list-item>
      </text:list>
      <text:p text:style-name="Text_20_body"><text:span text:style-name="Strong_20_Emphasis">Controlling Program Flow</text:span></text:p>
      <text:list xml:id="list1898627371" text:style-name="L2">
        <text:list-item>
          <text:p text:style-name="P14">Create program flow control constructs including if/else, switch statements and expressions, loops, and break and continue statements </text:p>
        </text:list-item>
      </text:list>
      <text:p text:style-name="Text_20_body"><text:span text:style-name="Strong_20_Emphasis">Utilizing Java Object-Oriented Approach</text:span></text:p>
      <text:list xml:id="list1016511547" text:style-name="L3">
        <text:list-item>
          <text:p text:style-name="P27">Declare and instantiate Java objects including nested class objects, and explain the object life-cycle including creation, reassigning references, and garbage collection </text:p>
        </text:list-item>
        <text:list-item>
          <text:p text:style-name="P27">Create classes and records, and define and use instance and static fields and methods, constructors, and instance and static initializers </text:p>
        </text:list-item>
        <text:list-item>
          <text:p text:style-name="P27">Implement overloading, including var-arg methods </text:p>
        </text:list-item>
        <text:list-item>
          <text:p text:style-name="P27">Understand variable scopes, use local variable type inference, apply encapsulation, and make objects immutable </text:p>
        </text:list-item>
        <text:list-item>
          <text:p text:style-name="P27">Implement inheritance, including abstract and sealed classes. Override methods, including that of Object class. Implement polymorphism and differentiate object type versus reference type. Perform type casting, identify object types using instanceof operator and pattern matching </text:p>
        </text:list-item>
        <text:list-item>
          <text:p text:style-name="P27">Create and use interfaces, identify functional interfaces, and utilize private, static, and default interface methods </text:p>
        </text:list-item>
        <text:list-item>
          <text:p text:style-name="P15">Create and use enumerations with fields, methods and constructors </text:p>
        </text:list-item>
      </text:list>
      <text:p text:style-name="Text_20_body"><text:span text:style-name="Strong_20_Emphasis">Handling Exceptions</text:span></text:p>
      <text:list xml:id="list3568873309" text:style-name="L4">
        <text:list-item>
          <text:p text:style-name="P16">Handle exceptions using try/catch/finally, try-with-resources, and multi-catch blocks, including custom exceptions </text:p>
        </text:list-item>
      </text:list>
      <text:p text:style-name="Text_20_body"><text:span text:style-name="Strong_20_Emphasis">Working with Arrays and Collections</text:span></text:p>
      <text:list xml:id="list3084936244" text:style-name="L5">
        <text:list-item>
          <text:p text:style-name="P17">Create Java arrays, List, Set, Map, and Deque collections, and add, remove, update, retrieve and sort their elements </text:p>
        </text:list-item>
      </text:list>
      <text:p text:style-name="Text_20_body"><text:span text:style-name="Strong_20_Emphasis">Working with Streams and Lambda expressions</text:span></text:p>
      <text:list xml:id="list3760448197" text:style-name="L6">
        <text:list-item>
          <text:p text:style-name="P28">Use Java object and primitive Streams, including lambda expressions implementing functional interfaces, to supply, filter, map, consume, and sort data </text:p>
        </text:list-item>
        <text:list-item>
          <text:p text:style-name="P18">Perform decomposition, concatenation and reduction, and grouping and partitioning on sequential and parallel streams </text:p>
        </text:list-item>
      </text:list>
      <text:p text:style-name="Text_20_body"><text:span text:style-name="Strong_20_Emphasis">Packaging and deploying Java code and use the Java Platform Module System</text:span></text:p>
      <text:list xml:id="list2279210395" text:style-name="L7">
        <text:list-item>
          <text:p text:style-name="P29">Define modules and their dependencies, expose module content including for reflection. Define <text:soft-page-break/>services, producers, and consumers </text:p>
        </text:list-item>
        <text:list-item>
          <text:p text:style-name="P19">Compile Java code, produce modular and non-modular jars, runtime images, and implement migration using unnamed and automatic modules </text:p>
        </text:list-item>
      </text:list>
      <text:p text:style-name="Text_20_body"><text:span text:style-name="Strong_20_Emphasis">Managing concurrent code execution</text:span></text:p>
      <text:list xml:id="list288770753" text:style-name="L8">
        <text:list-item>
          <text:p text:style-name="P30">Create worker threads using Runnable and Callable, manage the thread lifecycle, including automations provided by different Executor services and concurrent API </text:p>
        </text:list-item>
        <text:list-item>
          <text:p text:style-name="P30">Develop thread-safe code, using different locking mechanisms and concurrent API </text:p>
        </text:list-item>
        <text:list-item>
          <text:p text:style-name="P20">Process Java collections concurrently including the use of parallel streams </text:p>
        </text:list-item>
      </text:list>
      <text:p text:style-name="Text_20_body"><text:span text:style-name="Strong_20_Emphasis">Using Java I/O API</text:span></text:p>
      <text:list xml:id="list3882157875" text:style-name="L9">
        <text:list-item>
          <text:p text:style-name="P31">Read and write console and file data using I/O Streams </text:p>
        </text:list-item>
        <text:list-item>
          <text:p text:style-name="P31">Serialize and de-serialize Java objects </text:p>
        </text:list-item>
        <text:list-item>
          <text:p text:style-name="P21">Create, traverse, read, and write Path objects and their properties using java.nio.file API </text:p>
        </text:list-item>
      </text:list>
      <text:p text:style-name="Text_20_body"><text:span text:style-name="Strong_20_Emphasis">Accessing databases using JDBC</text:span></text:p>
      <text:list xml:id="list3774643401" text:style-name="L10">
        <text:list-item>
          <text:p text:style-name="P22">Create connections, create and execute basic, prepared and callable statements, process query results and control transactions using JDBC API </text:p>
        </text:list-item>
      </text:list>
      <text:p text:style-name="Text_20_body"><text:span text:style-name="Strong_20_Emphasis">Implementing Localization</text:span></text:p>
      <text:list xml:id="list1413468260" text:style-name="L11">
        <text:list-item>
          <text:p text:style-name="P23">Implement localization using locales, resource bundles, parse and format messages, dates, times, and numbers including currency and percentage values </text:p>
        </text:list-item>
      </text:list>
      <text:p text:style-name="Preformatted_20_Text"/>
      <text:p text:style-name="P1">Resources:</text:p>
      <text:p text:style-name="P1"><text:a xlink:type="simple" xlink:href="https://education.oracle.com/java-se-17-developer/pexam_1Z0-829" text:style-name="Internet_20_link" text:visited-style-name="Visited_20_Internet_20_Link">https://education.oracle.com/java-se-17-developer/pexam_1Z0-829</text:a></text:p>
      <text:p text:style-name="P1"/>
      <text:p text:style-name="P1"/>
      <text:h text:style-name="P12" text:outline-level="1">Java lang package</text:h>
      <text:p text:style-name="Text_20_body"/>
      <text:p text:style-name="P10"><text:bookmark text:name="ValueBased"/><text:bookmark text:name="Value-basedClasses"/>Value-based Classes</text:p>
      <text:p text:style-name="Text_20_body"><text:bookmark-start text:name="__DdeLink__107_1919811885"/>Some classes, such as <text:span text:style-name="Source_20_Text">java.lang.Integer</text:span> and <text:span text:style-name="Source_20_Text">java.time.LocalDate</text:span>, are <text:span text:style-name="Emphasis">value-based</text:span>. A value-based class has the following properties: </text:p>
      <text:list xml:id="list397289510" text:style-name="L12">
        <text:list-item>
          <text:p text:style-name="P32">the class declares only final instance fields (though these may contain references to mutable objects); </text:p>
        </text:list-item>
        <text:list-item>
          <text:p text:style-name="P32">the class's implementations of <text:span text:style-name="Source_20_Text">equals</text:span>, <text:span text:style-name="Source_20_Text">hashCode</text:span>, and <text:span text:style-name="Source_20_Text">toString</text:span> compute their results solely from the values of the class's instance fields (and the members of the objects they reference), not from the instance's identity; </text:p>
        </text:list-item>
        <text:list-item>
          <text:p text:style-name="P32">the class's methods treat instances as <text:span text:style-name="Emphasis">freely substitutable</text:span> when equal, meaning that interchanging any two instances <text:span text:style-name="Source_20_Text">x</text:span> and <text:span text:style-name="Source_20_Text">y</text:span> that are equal according to <text:span text:style-name="Source_20_Text">equals()</text:span> produces no visible change in the behavior of the class's methods; </text:p>
        </text:list-item>
        <text:list-item>
          <text:p text:style-name="P32">the class performs no synchronization using an instance's monitor; </text:p>
        </text:list-item>
        <text:list-item>
          <text:p text:style-name="P32">the class does not declare (or has deprecated any) accessible constructors; </text:p>
        </text:list-item>
        <text:list-item>
          <text:p text:style-name="P32">the class does not provide any instance creation mechanism that promises a unique identity on each method call—in particular, any factory method's contract must allow for the possibility that if two independently-produced instances are equal according to <text:span text:style-name="Source_20_Text">equals()</text:span>, they may also be equal according to <text:span text:style-name="Source_20_Text">==</text:span>; </text:p>
        </text:list-item>
        <text:list-item>
          <text:p text:style-name="P24">the class is final, and extends either <text:span text:style-name="Source_20_Text">Object</text:span> or a hierarchy of abstract classes that declare no instance fields or instance initializers and whose constructors are empty. <text:bookmark-end text:name="__DdeLink__107_1919811885"/></text:p>
        </text:list-item>
      </text:list>
      <text:p text:style-name="Text_20_body">When two instances of a value-based class are equal (according to `equals`), a program should not attempt to distinguish between their identities, whether directly via reference equality or indirectly via an appeal to synchronization, identity hashing, serialization, or any other identity-sensitive mechanism.</text:p>
      <text:p text:style-name="Text_20_body">Synchronization on instances of value-based classes is strongly discouraged, because the programmer cannot guarantee exclusive ownership of the associated monitor.</text:p>
      <text:p text:style-name="P5"/>
      <text:p text:style-name="P7">Interface <text:bookmark-start text:name="__DdeLink__103_1919811885"/><text:span text:style-name="T1">A</text:span><text:bookmark-end text:name="__DdeLink__103_1919811885"/><text:span text:style-name="T2">ppendable</text:span></text:p>
      <text:p text:style-name="P4"><text:span text:style-name="T3">An object to which </text:span><text:span text:style-name="Source_20_Text"><text:span text:style-name="T3">char</text:span></text:span><text:span text:style-name="T3"> sequences and values can be appended. </text:span></text:p>
      <text:p text:style-name="P8">Class <text:span text:style-name="T1">Boolean</text:span></text:p>
      <text:p text:style-name="P6"><text:span text:style-name="T4">The Boolean class wraps a value of the primitive type </text:span><text:span text:style-name="Source_20_Text"><text:span text:style-name="T4">boolean</text:span></text:span><text:span text:style-name="T4"> in an object. An object of type </text:span><text:span text:style-name="Source_20_Text"><text:span text:style-name="T4">Boolean</text:span></text:span><text:span text:style-name="T4"> contains a single field whose type is </text:span><text:span text:style-name="Source_20_Text"><text:span text:style-name="T4">boolean</text:span></text:span><text:span text:style-name="T4">. </text:span></text:p>
      <text:p text:style-name="P6"><text:span text:style-name="T4">This is a </text:span><text:a xlink:type="simple" xlink:href="https://docs.oracle.com/en/java/javase/17/docs/api/java.base/java/lang/doc-files/ValueBased.html" text:style-name="Internet_20_link" text:visited-style-name="Visited_20_Internet_20_Link"><text:span text:style-name="T4">value-based</text:span></text:a><text:span text:style-name="T4"> class;</text:span></text:p>
      <text:p text:style-name="P3"><text:span text:style-name="Source_20_Text"><text:span text:style-name="T8">boolean</text:span></text:span><text:span text:style-name="Source_20_Text"><text:span text:style-name="T7"> </text:span></text:span><text:a xlink:type="simple" xlink:href="https://docs.oracle.com/en/java/javase/17/docs/api/java.base/java/lang/Boolean.html#booleanValue()" text:style-name="Internet_20_link" text:visited-style-name="Visited_20_Internet_20_Link"><text:span text:style-name="Source_20_Text"><text:span text:style-name="T6">booleanValue</text:span></text:span></text:a><text:span text:style-name="Source_20_Text"><text:span text:style-name="T6">()<text:line-break/></text:span></text:span><text:span text:style-name="Source_20_Text">static boolean </text:span><text:a xlink:type="simple" xlink:href="https://docs.oracle.com/en/java/javase/17/docs/api/java.base/java/lang/Boolean.html#getBoolean(java.lang.String)" text:style-name="Internet_20_link" text:visited-style-name="Visited_20_Internet_20_Link"><text:span text:style-name="Source_20_Text">getBoolean</text:span></text:a><text:span text:style-name="Source_20_Text"><text:span text:style-name="T9">(</text:span></text:span><text:a xlink:type="simple" xlink:href="https://docs.oracle.com/en/java/javase/17/docs/api/java.base/java/lang/String.html" text:style-name="Internet_20_link" text:visited-style-name="Visited_20_Internet_20_Link"><text:span text:style-name="Source_20_Text">String</text:span></text:a><text:span text:style-name="Source_20_Text"> name)<text:line-break/></text:span><text:soft-page-break/><text:span text:style-name="Source_20_Text">static boolean </text:span><text:a xlink:type="simple" xlink:href="https://docs.oracle.com/en/java/javase/17/docs/api/java.base/java/lang/Boolean.html#parseBoolean(java.lang.String)" text:style-name="Internet_20_link" text:visited-style-name="Visited_20_Internet_20_Link"><text:span text:style-name="Source_20_Text">parseBoolean</text:span></text:a><text:span text:style-name="Source_20_Text"><text:span text:style-name="T9">(</text:span></text:span><text:a xlink:type="simple" xlink:href="https://docs.oracle.com/en/java/javase/17/docs/api/java.base/java/lang/String.html" text:style-name="Internet_20_link" text:visited-style-name="Visited_20_Internet_20_Link"><text:span text:style-name="Source_20_Text">String</text:span></text:a><text:span text:style-name="Source_20_Text"> s)<text:line-break/>public static boolean logicalAnd(boolean a, boolean b)</text:span></text:p>
      <text:p text:style-name="P2"><text:span text:style-name="Source_20_Text"/></text:p>
      <text:p text:style-name="P2"><text:span text:style-name="Source_20_Text"/></text:p>
      <text:p text:style-name="P2"><text:span text:style-name="Source_20_Text"><text:span text:style-name="T6"/></text:span></text:p>
      <text:p text:style-name="P2"><text:a xlink:type="simple" xlink:href="https://docs.oracle.com/en/java/javase/17/docs/api/java.base/java/lang/CharSequence.html" text:style-name="Internet_20_link" text:visited-style-name="Visited_20_Internet_20_Link"><text:span text:style-name="T5">CharSequence</text:span></text:a><text:span text:style-name="T5"> </text:span>A <text:span text:style-name="Source_20_Text">CharSequence</text:span> is a readable sequence of <text:span text:style-name="Source_20_Text">char</text:span> values.</text:p>
      <text:p text:style-name="P9"/>
      <text:p text:style-name="P9"><text:a xlink:type="simple" xlink:href="https://docs.oracle.com/en/java/javase/17/docs/api/java.base/java/lang/Class.html" text:style-name="Internet_20_link" text:visited-style-name="Visited_20_Internet_20_Link">Class</text:a><text:span text:style-name="T10">&lt;T&gt; </text:span><text:span text:style-name="T11">I stao jos https://docs.oracle.com/javase/tutorial/i18n/text/locale.htm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8-10T23:32:29.261320615</dc:date>
    <meta:editing-duration>P1DT1H40M20S</meta:editing-duration>
    <meta:editing-cycles>10</meta:editing-cycles>
    <meta:generator>LibreOffice/6.4.7.2$Linux_X86_64 LibreOffice_project/40$Build-2</meta:generator>
    <meta:document-statistic meta:table-count="0" meta:image-count="0" meta:object-count="0" meta:page-count="4" meta:paragraph-count="59" meta:word-count="812" meta:character-count="5840" meta:non-whitespace-character-count="5085"/>
  </office:meta>
</office:document-meta>
</file>